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 fo:font-size="16pt" style:font-size-asian="16pt" style:font-size-complex="16pt"/>
    </style:style>
    <style:style style:name="T2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3.175cm" svg:x="0.635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875cm" svg:height="2.54cm" svg:x="0.635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.27cm" svg:y="9.525cm">
          <text:p text:style-name="P2"><text:span text:style-name="T1">s</text:span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27cm" svg:height="1.27cm" svg:x="3.175cm" svg:y="9.525cm">
          <text:p text:style-name="P2"><text:span text:style-name="T2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7cm" svg:height="1.27cm" svg:x="5.08cm" svg:y="9.525cm">
          <text:p text:style-name="P2"><text:span text:style-name="T2">s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27cm" svg:height="1.27cm" svg:x="6.985cm" svg:y="9.525cm">
          <text:p text:style-name="P2"><text:span text:style-name="T2">s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27cm" svg:height="1.27cm" svg:x="3.81cm" svg:y="5.715cm">
          <text:p text:style-name="P2"><text:span text:style-name="T2">p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27cm" svg:height="1.27cm" svg:x="11.43cm" svg:y="5.715cm">
          <text:p text:style-name="P2"><text:span text:style-name="T2">p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.905cm" svg:y1="9.525cm" svg:x2="4.445cm" svg:y2="6.985cm">
          <text:p/>
        </draw:line>
        <draw:line draw:style-name="gr4" draw:text-style-name="P1" draw:layer="layout" svg:x1="3.81cm" svg:y1="9.525cm" svg:x2="4.445cm" svg:y2="6.985cm">
          <text:p/>
        </draw:line>
        <draw:line draw:style-name="gr4" draw:text-style-name="P1" draw:layer="layout" svg:x1="9.525cm" svg:y1="9.525cm" svg:x2="12.065cm" svg:y2="6.985cm">
          <text:p/>
        </draw:line>
        <draw:line draw:style-name="gr4" draw:text-style-name="P1" draw:layer="layout" svg:x1="11.43cm" svg:y1="9.525cm" svg:x2="12.065cm" svg:y2="6.985cm">
          <text:p/>
        </draw:line>
        <draw:frame draw:style-name="gr5" draw:text-style-name="P3" draw:layer="layout" svg:width="3.47cm" svg:height="0.954cm" svg:x="6.69cm" svg:y="5.831cm">
          <draw:text-box>
            <text:p><text:span text:style-name="T2">Perceptions</text:span></text:p>
          </draw:text-box>
        </draw:frame>
        <draw:frame draw:style-name="gr5" draw:text-style-name="P3" draw:layer="layout" svg:width="5.26cm" svg:height="0.954cm" svg:x="5.535cm" svg:y="10.911cm">
          <draw:text-box>
            <text:p><text:span text:style-name="T2">Environment State</text:span></text:p>
          </draw:text-box>
        </draw:frame>
        <draw:custom-shape draw:style-name="gr3" draw:text-style-name="P2" draw:layer="layout" svg:width="1.27cm" svg:height="1.27cm" svg:x="8.89cm" svg:y="9.525cm">
          <text:p text:style-name="P2"><text:span text:style-name="T2">s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27cm" svg:height="1.27cm" svg:x="10.795cm" svg:y="9.525cm">
          <text:p text:style-name="P2"><text:span text:style-name="T2">s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27cm" svg:height="1.27cm" svg:x="12.7cm" svg:y="9.525cm">
          <text:p text:style-name="P2"><text:span text:style-name="T2">s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27cm" svg:height="1.27cm" svg:x="14.605cm" svg:y="9.525cm">
          <text:p text:style-name="P2"><text:span text:style-name="T2">s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5.715cm" svg:y1="9.525cm" svg:x2="4.446cm" svg:y2="6.985cm">
          <text:p/>
        </draw:line>
        <draw:line draw:style-name="gr4" draw:text-style-name="P1" draw:layer="layout" svg:x1="7.62cm" svg:y1="9.525cm" svg:x2="4.446cm" svg:y2="6.985cm">
          <text:p/>
        </draw:line>
        <draw:line draw:style-name="gr4" draw:text-style-name="P1" draw:layer="layout" svg:x1="13.335cm" svg:y1="9.525cm" svg:x2="12.065cm" svg:y2="6.985cm">
          <text:p/>
        </draw:line>
        <draw:line draw:style-name="gr4" draw:text-style-name="P1" draw:layer="layout" svg:x1="15.24cm" svg:y1="9.525cm" svg:x2="12.065cm" svg:y2="6.985cm">
          <text:p/>
        </draw:line>
        <draw:custom-shape draw:style-name="gr1" draw:text-style-name="P1" draw:layer="layout" svg:width="15.875cm" svg:height="3.175cm" svg:x="0.635cm" svg:y="0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3.175cm" svg:y="1.905cm">
          <text:p text:style-name="P2"><text:span text:style-name="T1">ap</text:span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27cm" svg:height="1.27cm" svg:x="6.35cm" svg:y="1.905cm">
          <text:p text:style-name="P2"><text:span text:style-name="T2">a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7cm" svg:height="1.27cm" svg:x="9.525cm" svg:y="1.905cm">
          <text:p text:style-name="P2"><text:span text:style-name="T2">ap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27cm" svg:height="1.27cm" svg:x="12.7cm" svg:y="1.905cm">
          <text:p text:style-name="P2"><text:span text:style-name="T2">ap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3" draw:layer="layout" svg:width="5.806cm" svg:height="0.954cm" svg:x="5.535cm" svg:y="0.735cm">
          <draw:text-box>
            <text:p><text:span text:style-name="T2">Agent Physical State</text:span></text:p>
          </draw:text-box>
        </draw:frame>
        <draw:line draw:style-name="gr4" draw:text-style-name="P1" draw:layer="layout" svg:x1="4.445cm" svg:y1="5.715cm" svg:x2="3.81cm" svg:y2="3.175cm">
          <text:p/>
        </draw:line>
        <draw:line draw:style-name="gr4" draw:text-style-name="P1" draw:layer="layout" svg:x1="4.446cm" svg:y1="5.715cm" svg:x2="6.985cm" svg:y2="3.175cm">
          <text:p/>
        </draw:line>
        <draw:line draw:style-name="gr4" draw:text-style-name="P1" draw:layer="layout" svg:x1="12.065cm" svg:y1="5.715cm" svg:x2="10.16cm" svg:y2="3.175cm">
          <text:p/>
        </draw:line>
        <draw:line draw:style-name="gr4" draw:text-style-name="P1" draw:layer="layout" svg:x1="12.066cm" svg:y1="5.715cm" svg:x2="13.335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145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20T15:24:20</meta:creation-date>
    <dc:date>2011-06-21T11:29:37</dc:date>
    <dc:creator>Bo Morgan</dc:creator>
    <meta:editing-duration>PT02H20M35S</meta:editing-duration>
    <meta:editing-cycles>5</meta:editing-cycles>
    <meta:generator>OpenOffice.org/3.2$Linux OpenOffice.org_project/320m19$Build-9505</meta:generator>
    <meta:document-statistic meta:object-count="32"/>
  </office:meta>
</office:document-meta>
</file>